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table:formula="of:=[.B3]*(1+[.E3]/[.D3])+[.C3]*[.E3]" office:value-type="float" office:value="5.08787878787879" calcext:value-type="float">
            <text:p>5.08787878787879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UT</text:p>
          </table:table-cell>
          <table:table-cell/>
          <table:table-cell office:value-type="string" calcext:value-type="string">
            <text:p>R1*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620" calcext:value-type="float">
            <text:p>620</text:p>
          </table:table-cell>
          <table:table-cell office:value-type="float" office:value="1000" calcext:value-type="float">
            <text:p>1000</text:p>
          </table:table-cell>
          <table:table-cell table:formula="of:=[.B7]*(1+[.E7]/[.D7])+[.C7]*[.E7]" office:value-type="float" office:value="3.31612903225806" calcext:value-type="float">
            <text:p>3.31612903225806</text:p>
          </table:table-cell>
          <table:table-cell/>
          <table:table-cell table:formula="of:=1/((1/[.D3])-(1/[.H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UT</text:p>
          </table:table-cell>
          <table:table-cell/>
          <table:table-cell office:value-type="string" calcext:value-type="string">
            <text:p>Actual Values Us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1" office:value-type="float" office:value="0.00005" calcext:value-type="float">
            <text:p>5.00E-05</text:p>
          </table:table-cell>
          <table:table-cell table:formula="of:=[.I23]" office:value-type="float" office:value="619" calcext:value-type="float">
            <text:p>619</text:p>
          </table:table-cell>
          <table:table-cell table:formula="of:=[.I24]" office:value-type="float" office:value="1000" calcext:value-type="float">
            <text:p>1000</text:p>
          </table:table-cell>
          <table:table-cell table:formula="of:=[.B23]*(1+[.E23]/[.D23])+[.C23]*[.E23]" office:value-type="float" office:value="3.31938610662359" calcext:value-type="float">
            <text:p>3.31938610662359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1*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style-name="ce1" office:value-type="float" office:value="0.00005" calcext:value-type="float">
            <text:p>5.00E-05</text:p>
          </table:table-cell>
          <table:table-cell table:formula="of:=((1/[.I25]) + (1/[.I23]))^-1" office:value-type="float" office:value="335.387120651369" calcext:value-type="float">
            <text:p>335.387120651369</text:p>
          </table:table-cell>
          <table:table-cell table:formula="of:=[.I24]" office:value-type="float" office:value="1000" calcext:value-type="float">
            <text:p>1000</text:p>
          </table:table-cell>
          <table:table-cell table:formula="of:=[.B27]*(1+[.E27]/[.D27])+[.C27]*[.E27]" office:value-type="float" office:value="5.02703637984763" calcext:value-type="float">
            <text:p>5.02703637984763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mum Load Curren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(A)</text:p>
          </table:table-cell>
          <table:table-cell/>
          <table:table-cell table:formula="of:=[.F23]" office:value-type="float" office:value="3.31938610662359" calcext:value-type="float">
            <text:p>3.31938610662359</text:p>
          </table:table-cell>
          <table:table-cell office:value-type="string" calcext:value-type="string">
            <text:p>(V)</text:p>
          </table:table-cell>
          <table:table-cell/>
          <table:table-cell table:formula="of:=[.F27]" office:value-type="float" office:value="5.02703637984763" calcext:value-type="float">
            <text:p>5.02703637984763</text:p>
          </table:table-cell>
          <table:table-cell office:value-type="string" calcext:value-type="string">
            <text:p>(V)</text:p>
          </table:table-cell>
          <table:table-cell office:value-type="string" calcext:value-type="string">
            <text:p>Power LED pushes into minimum load current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(V)</text:p>
          </table:table-cell>
          <table:table-cell/>
          <table:table-cell table:formula="of:=[.D23]+[.E23]" office:value-type="float" office:value="1619" calcext:value-type="float">
            <text:p>1619</text:p>
          </table:table-cell>
          <table:table-cell office:value-type="string" calcext:value-type="string">
            <text:p>(Ohms)</text:p>
          </table:table-cell>
          <table:table-cell/>
          <table:table-cell table:formula="of:=[.D27]+[.E27]" office:value-type="float" office:value="1335.38712065137" calcext:value-type="float">
            <text:p>1335.38712065137</text:p>
          </table:table-cell>
          <table:table-cell office:value-type="string" calcext:value-type="string">
            <text:p>(Ohms)</text:p>
          </table:table-cell>
          <table:table-cell/>
        </table:table-row>
        <table:table-row table:style-name="ro1">
          <table:table-cell/>
          <table:table-cell table:formula="of:=[.B35]/[.B34]" office:value-type="float" office:value="330" calcext:value-type="float">
            <text:p>330</text:p>
          </table:table-cell>
          <table:table-cell office:value-type="string" calcext:value-type="string">
            <text:p>(Ohms)</text:p>
          </table:table-cell>
          <table:table-cell/>
          <table:table-cell table:formula="of:=[.E34]/[.E35]" office:value-type="float" office:value="0.00205026936789598" calcext:value-type="float">
            <text:p>0.002050269367896</text:p>
          </table:table-cell>
          <table:table-cell office:value-type="string" calcext:value-type="string">
            <text:p>(mA)</text:p>
          </table:table-cell>
          <table:table-cell/>
          <table:table-cell table:formula="of:=[.H34]/[.H35]" office:value-type="float" office:value="0.0037644787059168" calcext:value-type="float">
            <text:p>0.003764478705917</text:p>
          </table:table-cell>
          <table:table-cell office:value-type="string" calcext:value-type="string">
            <text:p>(mA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 style:data-style-name="N2" text:time-value="00:26:07.17875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22:38:23.850908517</meta:creation-date>
    <meta:generator>LibreOffice/5.2.7.2$Linux_X86_64 LibreOffice_project/20m0$Build-2</meta:generator>
    <dc:date>2020-06-17T00:26:25.026216738</dc:date>
    <meta:editing-duration>PT28M6S</meta:editing-duration>
    <meta:editing-cycles>22</meta:editing-cycles>
    <meta:document-statistic meta:table-count="1" meta:cell-count="73" meta:object-count="0"/>
  </office:meta>
</office:document-meta>
</file>